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Eine Folge </mtext>
            <mfenced open="{" close="}">
              <mrow>
                <mfenced open="∣" close="〉">
                  <mrow>
                    <msub>
                      <mo stretchy="false">α</mo>
                      <mi>n</mi>
                    </msub>
                  </mrow>
                </mfenced>
              </mrow>
            </mfenced>
            <mtext> heißt Cauchy-Folge, falls zu jedem </mtext>
            <mo stretchy="false">ε</mo>
            <mrow>
              <mi/>
              <mo stretchy="false">&gt;</mo>
              <mi/>
            </mrow>
            <mn>0</mn>
          </mrow>
        </mtd>
      </mtr>
      <mtr>
        <mtd>
          <mrow>
            <mtext>ein </mtext>
            <mi>N</mi>
            <mrow>
              <mo stretchy="false">(</mo>
              <mrow>
                <mo stretchy="false">ε</mo>
              </mrow>
              <mo stretchy="false">)</mo>
            </mrow>
            <mrow>
              <mi/>
              <mo stretchy="false">∈</mo>
              <mi/>
            </mrow>
            <mo stretchy="false">ℕ</mo>
            <mtext> existiert, so daß</mtext>
          </mrow>
        </mtd>
      </mtr>
      <mtr>
        <mtd>
          <mrow>
            <mrow>
              <mo stretchy="false">∥</mo>
              <mrow>
                <msub>
                  <mo stretchy="false">α</mo>
                  <mi>n</mi>
                </msub>
                <mrow>
                  <mi/>
                  <mo stretchy="false">−</mo>
                  <mi/>
                </mrow>
                <msub>
                  <mo stretchy="false">α</mo>
                  <mi>m</mi>
                </msub>
              </mrow>
              <mo stretchy="false">∥</mo>
            </mrow>
            <mrow>
              <mi/>
              <mo stretchy="false">&lt;</mo>
              <mi/>
            </mrow>
            <mo stretchy="false">ε</mo>
            <mi/>
            <mo stretchy="false">∀</mo>
            <mi/>
            <mi>n</mi>
            <mi>,</mi>
            <mi>m</mi>
            <mrow>
              <mi/>
              <mo stretchy="false">&gt;</mo>
              <mi/>
            </mrow>
            <mi>N</mi>
            <mrow>
              <mo stretchy="false">(</mo>
              <mrow>
                <mo stretchy="false">ε</mo>
              </mrow>
              <mo stretchy="false">)</mo>
            </mrow>
          </mrow>
        </mtd>
      </mtr>
      <mtr>
        <mtd>
          <mrow>
            <mtext>gilt. Jede </mtext>
            <mstyle mathvariant="italic">
              <mrow>
                <mtext>stark</mtext>
              </mrow>
            </mstyle>
            <mtext> konvergierende Folge ist auch eine Cauchy-Folge.</mtext>
          </mrow>
        </mtd>
      </mtr>
    </mtable>
    <annotation encoding="StarMath 5.0">"Eine Folge " left lbrace left lline %ialpha _n right rangle  right rbrace " heißt Cauchy-Folge, falls zu jedem " %ivarepsilon `&gt;` 0 newline
"ein " N (%ivarepsilon) `in` setN " existiert, so daß" newline
ldline %ialpha _n `-` %ialpha _m rdline `&lt;` %ivarepsilon ~~~ forall ` n , m `&gt;` N (%ivarepsilon) newline
"gilt. Jede " ital "stark" " konvergierende Folge ist auch eine Cauchy-Folge.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21:22:36.429000000</meta:creation-date>
    <meta:generator>LibreOffice/4.1.4.2$Windows_x86 LibreOffice_project/0a0440ccc0227ad9829de5f46be37cfb6edcf72</meta:generator>
  </office:meta>
</office:document-meta>
</file>